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officeooo:paragraph-rsid="00051935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bold" style:font-weight-asian="bold" style:font-weight-complex="bold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loext:opacity="100%" style:font-name="Ubuntu Mono" fo:font-size="9.75pt" fo:letter-spacing="normal" fo:font-style="normal" fo:font-weight="bold" officeooo:paragraph-rsid="00051935" style:font-weight-asian="bold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rstudio_console_output Copia 1"/>Ponto <text:s text:c="70"/>Righness Shannon Simpson Evenness Berger_Parker</text:p>
      <text:p text:style-name="P1"><text:bookmark text:name="rstudio_console_output"/>estrada_.mata_._comunidade.___Vasante estrada_.mata_._comunidade.___Vasante <text:s text:c="6"/>NA <text:s text:c="5"/>NA <text:s text:c="5"/>NA <text:s text:c="6"/>NA <text:s text:c="11"/>NA</text:p>
      <text:p text:style-name="P1">FOAD_Vasante <text:s text:c="50"/>FOAD_Vasante <text:s text:c="6"/>NA <text:s text:c="5"/>NA <text:s text:c="5"/>NA <text:s text:c="6"/>NA <text:s text:c="11"/>NA</text:p>
      <text:p text:style-name="P1">B._sonhos_vasante <text:s text:c="40"/>B._sonhos_vasante <text:s text:c="6"/>NA <text:s text:c="5"/>NA <text:s text:c="5"/>NA <text:s text:c="6"/>NA <text:s text:c="11"/>NA</text:p>
      <text:p text:style-name="P1">Sia_mariana__corixo_Leme__vasante <text:s text:c="8"/>Sia_mariana__corixo_Leme__vasante <text:s text:c="6"/>NA <text:s text:c="5"/>NA <text:s text:c="5"/>NA <text:s text:c="6"/>NA <text:s text:c="11"/>NA</text:p>
      <text:p text:style-name="P1">Corixo_Leme_vasante <text:s text:c="36"/>Corixo_Leme_vasante <text:s text:c="6"/>NA <text:s text:c="5"/>NA <text:s text:c="5"/>NA <text:s text:c="6"/>NA <text:s text:c="11"/>NA</text:p>
      <text:p text:style-name="P1">Rio_III_vasante <text:s text:c="44"/>Rio_III_vasante <text:s text:c="6"/>NA <text:s text:c="5"/>NA <text:s text:c="5"/>NA <text:s text:c="6"/>NA <text:s text:c="11"/>NA</text:p>
      <text:p text:style-name="P1">RioII_vasante <text:s text:c="48"/>RioII_vasante <text:s text:c="6"/>NA <text:s text:c="5"/>NA <text:s text:c="5"/>NA <text:s text:c="6"/>NA <text:s text:c="11"/>NA</text:p>
      <text:p text:style-name="P1">Rio_I_vasante <text:s text:c="48"/>Rio_I_vasante <text:s text:c="6"/>NA <text:s text:c="5"/>NA <text:s text:c="5"/>NA <text:s text:c="6"/>NA <text:s text:c="11"/>NA</text:p>
      <text:p text:style-name="P1">Mane_Isaque_vasante <text:s text:c="36"/>Mane_Isaque_vasante <text:s text:c="6"/>NA <text:s text:c="5"/>NA <text:s text:c="5"/>NA <text:s text:c="6"/>NA <text:s text:c="11"/>NA</text:p>
      <text:p text:style-name="P1">Sia_Mariana__Mutum_vasante <text:s text:c="22"/>Sia_Mariana__Mutum_vasante <text:s text:c="6"/>NA <text:s text:c="5"/>NA <text:s text:c="5"/>NA <text:s text:c="6"/>NA <text:s text:c="11"/>NA</text:p>
      <text:p text:style-name="P1">Rio_Mutum_vasante <text:s text:c="40"/>Rio_Mutum_vasante <text:s text:c="6"/>NA <text:s text:c="5"/>NA <text:s text:c="5"/>NA <text:s text:c="6"/>NA <text:s text:c="11"/>NA</text:p>
      <text:p text:style-name="P1">Corixo_do_Mato_vasante <text:s text:c="30"/>Corixo_do_Mato_vasante <text:s text:c="6"/>NA <text:s text:c="5"/>NA <text:s text:c="5"/>NA <text:s text:c="6"/>NA <text:s text:c="11"/>NA</text:p>
      <text:p text:style-name="P1">Chacorore__vasante <text:s text:c="38"/>Chacorore__vasante <text:s text:c="6"/>NA <text:s text:c="5"/>NA <text:s text:c="5"/>NA <text:s text:c="6"/>NA <text:s text:c="11"/>NA</text:p>
      <text:p text:style-name="P1">Total_1º_coleta._Vazante <text:s text:c="26"/>Total_1º_coleta._Vazante <text:s text:c="5"/>147 <text:s text:c="2"/>2.574 <text:s text:c="2"/>0.739 <text:s text:c="3"/>0.516 <text:s text:c="10"/>0.5</text:p>
      <text:p text:style-name="P1"/>
      <text:p text:style-name="P1"/>
      <text:p text:style-name="P1"/>
      <text:p text:style-name="P4"><text:bookmark text:name="rstudio_console_output Copia 1 Copia 1"/>Ponto <text:s text:c="70"/>Righness Shannon Simpson Evenness Berger_Parker</text:p>
      <text:p text:style-name="P1">estrada_.mata_._comunidade._seca <text:s text:c="10"/>estrada_.mata_._comunidade._seca <text:s text:c="6"/>NA <text:s text:c="5"/>NA <text:s text:c="5"/>NA <text:s text:c="6"/>NA <text:s text:c="11"/>NA</text:p>
      <text:p text:style-name="P1">FOAD_seca <text:s text:c="56"/>FOAD_seca <text:s text:c="6"/>NA <text:s text:c="5"/>NA <text:s text:c="5"/>NA <text:s text:c="6"/>NA <text:s text:c="11"/>NA</text:p>
      <text:p text:style-name="P1">B._sonhos_seca <text:s text:c="46"/>B._sonhos_seca <text:s text:c="6"/>NA <text:s text:c="5"/>NA <text:s text:c="5"/>NA <text:s text:c="6"/>NA <text:s text:c="11"/>NA</text:p>
      <text:p text:style-name="P1">Sia_Mariana__corixo_do_leme_seca <text:s text:c="10"/>Sia_Mariana__corixo_do_leme_seca <text:s text:c="6"/>NA <text:s text:c="5"/>NA <text:s text:c="5"/>NA <text:s text:c="6"/>NA <text:s text:c="11"/>NA</text:p>
      <text:p text:style-name="P1">Corixo_Leme_seca <text:s text:c="42"/>Corixo_Leme_seca <text:s text:c="6"/>NA <text:s text:c="5"/>NA <text:s text:c="5"/>NA <text:s text:c="6"/>NA <text:s text:c="11"/>NA</text:p>
      <text:p text:style-name="P1">Rio_III_seca <text:s text:c="50"/>Rio_III_seca <text:s text:c="6"/>NA <text:s text:c="5"/>NA <text:s text:c="5"/>NA <text:s text:c="6"/>NA <text:s text:c="11"/>NA</text:p>
      <text:p text:style-name="P1">X_Rio_II_seca <text:s text:c="48"/>X_Rio_II_seca <text:s text:c="6"/>NA <text:s text:c="5"/>NA <text:s text:c="5"/>NA <text:s text:c="6"/>NA <text:s text:c="11"/>NA</text:p>
      <text:p text:style-name="P1">Rio_I_seca <text:s text:c="54"/>Rio_I_seca <text:s text:c="6"/>NA <text:s text:c="5"/>NA <text:s text:c="5"/>NA <text:s text:c="6"/>NA <text:s text:c="11"/>NA</text:p>
      <text:p text:style-name="P1">Mane_Isaque_seca <text:s text:c="42"/>Mane_Isaque_seca <text:s text:c="6"/>NA <text:s text:c="5"/>NA <text:s text:c="5"/>NA <text:s text:c="6"/>NA <text:s text:c="11"/>NA</text:p>
      <text:p text:style-name="P1">Sia_Mariana__Mutum_seca <text:s text:c="28"/>Sia_Mariana__Mutum_seca <text:s text:c="6"/>NA <text:s text:c="5"/>NA <text:s text:c="5"/>NA <text:s text:c="6"/>NA <text:s text:c="11"/>NA</text:p>
      <text:p text:style-name="P1">Rio_Mutum_seca <text:s text:c="46"/>Rio_Mutum_seca <text:s text:c="6"/>NA <text:s text:c="5"/>NA <text:s text:c="5"/>NA <text:s text:c="6"/>NA <text:s text:c="11"/>NA</text:p>
      <text:p text:style-name="P1">Corixo_do_Mato_seca <text:s text:c="36"/>Corixo_do_Mato_seca <text:s text:c="6"/>NA <text:s text:c="5"/>NA <text:s text:c="5"/>NA <text:s text:c="6"/>NA <text:s text:c="11"/>NA</text:p>
      <text:p text:style-name="P2">Chacorore_seca <text:s text:c="46"/>Chacorore_seca <text:s text:c="6"/>NA <text:s text:c="5"/>NA <text:s text:c="5"/>NA <text:s text:c="6"/>NA <text:s text:c="11"/>NA</text:p>
      <text:p text:style-name="P1">Total_2º_coleta._Seca <text:s text:c="32"/>Total_2º_coleta._Seca <text:s text:c="5"/>156 <text:s text:c="2"/>2.773 <text:s text:c="2"/>0.743 <text:s text:c="3"/>0.549 <text:s text:c="10"/>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rstudio_console_output Copia 1 Copia 2"/><text:soft-page-break/>Ponto <text:s text:c="70"/>Righness Shannon Simpson Evenness Berger_Parker</text:p>
      <text:p text:style-name="P1">estrada_.mata_._comunidade._enchente <text:s text:c="2"/>estrada_.mata_._comunidade._enchente <text:s text:c="6"/>NA <text:s text:c="5"/>NA <text:s text:c="5"/>NA <text:s text:c="6"/>NA <text:s text:c="11"/>NA</text:p>
      <text:p text:style-name="P1">FOAD_enchente <text:s text:c="48"/>FOAD_enchente <text:s text:c="6"/>NA <text:s text:c="5"/>NA <text:s text:c="5"/>NA <text:s text:c="6"/>NA <text:s text:c="11"/>NA</text:p>
      <text:p text:style-name="P1">B._sonhos_enchente <text:s text:c="38"/>B._sonhos_enchente <text:s text:c="6"/>NA <text:s text:c="5"/>NA <text:s text:c="5"/>NA <text:s text:c="6"/>NA <text:s text:c="11"/>NA</text:p>
      <text:p text:style-name="P1">Sia_Mariana___Corixo_do_Leme_enchente Sia_Mariana___Corixo_do_Leme_enchente <text:s text:c="6"/>NA <text:s text:c="5"/>NA <text:s text:c="5"/>NA <text:s text:c="6"/>NA <text:s text:c="11"/>NA</text:p>
      <text:p text:style-name="P1">Corixo_Leme_enchente <text:s text:c="34"/>Corixo_Leme_enchente <text:s text:c="6"/>NA <text:s text:c="5"/>NA <text:s text:c="5"/>NA <text:s text:c="6"/>NA <text:s text:c="11"/>NA</text:p>
      <text:p text:style-name="P1">Rio_III_enchente <text:s text:c="42"/>Rio_III_enchente <text:s text:c="6"/>NA <text:s text:c="5"/>NA <text:s text:c="5"/>NA <text:s text:c="6"/>NA <text:s text:c="11"/>NA</text:p>
      <text:p text:style-name="P1">Rio_II_enchente <text:s text:c="44"/>Rio_II_enchente <text:s text:c="6"/>NA <text:s text:c="5"/>NA <text:s text:c="5"/>NA <text:s text:c="6"/>NA <text:s text:c="11"/>NA</text:p>
      <text:p text:style-name="P1">Rio_I_enchente <text:s text:c="46"/>Rio_I_enchente <text:s text:c="6"/>NA <text:s text:c="5"/>NA <text:s text:c="5"/>NA <text:s text:c="6"/>NA <text:s text:c="11"/>NA</text:p>
      <text:p text:style-name="P1">Mane_Isaque_enchente <text:s text:c="34"/>Mane_Isaque_enchente <text:s text:c="6"/>NA <text:s text:c="5"/>NA <text:s text:c="5"/>NA <text:s text:c="6"/>NA <text:s text:c="11"/>NA</text:p>
      <text:p text:style-name="P1">Sia_Mariana__Mutum_enchente <text:s text:c="20"/>Sia_Mariana__Mutum_enchente <text:s text:c="6"/>NA <text:s text:c="5"/>NA <text:s text:c="5"/>NA <text:s text:c="6"/>NA <text:s text:c="11"/>NA</text:p>
      <text:p text:style-name="P1">Rio_Mutum_enchente <text:s text:c="38"/>Rio_Mutum_enchente <text:s text:c="6"/>NA <text:s text:c="5"/>NA <text:s text:c="5"/>NA <text:s text:c="6"/>NA <text:s text:c="11"/>NA</text:p>
      <text:p text:style-name="P1">Corixo_do_Mato_enchente <text:s text:c="28"/>Corixo_do_Mato_enchente <text:s text:c="6"/>NA <text:s text:c="5"/>NA <text:s text:c="5"/>NA <text:s text:c="6"/>NA <text:s text:c="11"/>NA</text:p>
      <text:p text:style-name="P1">Chacorore_enchente <text:s text:c="38"/>Chacorore_enchente <text:s text:c="6"/>NA <text:s text:c="5"/>NA <text:s text:c="5"/>NA <text:s text:c="6"/>NA <text:s text:c="11"/>NA</text:p>
      <text:p text:style-name="P1"/>
      <text:p text:style-name="P4"><text:bookmark text:name="rstudio_console_output Copia 1 Copia 3"/>Ponto <text:s text:c="70"/>Righness Shannon Simpson Evenness Berger_Parker</text:p>
      <text:p text:style-name="P1">Total_3º_coleta._enchente <text:s text:c="24"/>Total_3º_coleta._enchente <text:s text:c="5"/>146 <text:s text:c="2"/>2.630 <text:s text:c="2"/>0.735 <text:s text:c="3"/>0.528 <text:s text:c="10"/>0.5</text:p>
      <text:p text:style-name="P1">estrada_.mata_._comunidade._cheia <text:s text:c="8"/>estrada_.mata_._comunidade._cheia <text:s text:c="6"/>NA <text:s text:c="5"/>NA <text:s text:c="5"/>NA <text:s text:c="6"/>NA <text:s text:c="11"/>NA</text:p>
      <text:p text:style-name="P1">FOAD_cheia <text:s text:c="54"/>FOAD_cheia <text:s text:c="6"/>NA <text:s text:c="5"/>NA <text:s text:c="5"/>NA <text:s text:c="6"/>NA <text:s text:c="11"/>NA</text:p>
      <text:p text:style-name="P1">B._sonhos_cheia <text:s text:c="44"/>B._sonhos_cheia <text:s text:c="6"/>NA <text:s text:c="5"/>NA <text:s text:c="5"/>NA <text:s text:c="6"/>NA <text:s text:c="11"/>NA</text:p>
      <text:p text:style-name="P1">Sia_Mariana___Corixo_do_leme_cheia <text:s text:c="6"/>Sia_Mariana___Corixo_do_leme_cheia <text:s text:c="6"/>NA <text:s text:c="5"/>NA <text:s text:c="5"/>NA <text:s text:c="6"/>NA <text:s text:c="11"/>NA</text:p>
      <text:p text:style-name="P1">Corixo_Leme_cheia <text:s text:c="40"/>Corixo_Leme_cheia <text:s text:c="6"/>NA <text:s text:c="5"/>NA <text:s text:c="5"/>NA <text:s text:c="6"/>NA <text:s text:c="11"/>NA</text:p>
      <text:p text:style-name="P1">Rio_III_cheia <text:s text:c="48"/>Rio_III_cheia <text:s text:c="6"/>NA <text:s text:c="5"/>NA <text:s text:c="5"/>NA <text:s text:c="6"/>NA <text:s text:c="11"/>NA</text:p>
      <text:p text:style-name="P1">Rio_II_cheia <text:s text:c="50"/>Rio_II_cheia <text:s text:c="6"/>NA <text:s text:c="5"/>NA <text:s text:c="5"/>NA <text:s text:c="6"/>NA <text:s text:c="11"/>NA</text:p>
      <text:p text:style-name="P1">Rio_I_cheia <text:s text:c="52"/>Rio_I_cheia <text:s text:c="6"/>NA <text:s text:c="5"/>NA <text:s text:c="5"/>NA <text:s text:c="6"/>NA <text:s text:c="11"/>NA</text:p>
      <text:p text:style-name="P1">Mane_Isaque_cheia <text:s text:c="40"/>Mane_Isaque_cheia <text:s text:c="6"/>NA <text:s text:c="5"/>NA <text:s text:c="5"/>NA <text:s text:c="6"/>NA <text:s text:c="11"/>NA</text:p>
      <text:p text:style-name="P1">Sia_Mariana__Mutum_cheia <text:s text:c="26"/>Sia_Mariana__Mutum_cheia <text:s text:c="6"/>NA <text:s text:c="5"/>NA <text:s text:c="5"/>NA <text:s text:c="6"/>NA <text:s text:c="11"/>NA</text:p>
      <text:p text:style-name="P1">Rio_Mutum_cheia <text:s text:c="44"/>Rio_Mutum_cheia <text:s text:c="6"/>NA <text:s text:c="5"/>NA <text:s text:c="5"/>NA <text:s text:c="6"/>NA <text:s text:c="11"/>NA</text:p>
      <text:p text:style-name="P1">Corixo_do_Mato_cheia <text:s text:c="34"/>Corixo_do_Mato_cheia <text:s text:c="6"/>NA <text:s text:c="5"/>NA <text:s text:c="5"/>NA <text:s text:c="6"/>NA <text:s text:c="11"/>NA</text:p>
      <text:p text:style-name="P1">Chacorore_cheia <text:s text:c="44"/>Chacorore_cheia <text:s text:c="6"/>NA <text:s text:c="5"/>NA <text:s text:c="5"/>NA <text:s text:c="6"/>NA <text:s text:c="11"/>NA</text:p>
      <text:p text:style-name="P1">Total_4º_coleta._Cheia <text:s text:c="30"/>Total_4º_coleta._Cheia <text:s text:c="6"/>97 <text:s text:c="2"/>2.585 <text:s text:c="2"/>0.740 <text:s text:c="3"/>0.565 <text:s text:c="10"/>0.5</text:p>
      <text:p text:style-name="P1">X <text:s text:c="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7:50:20.443998678</meta:creation-date>
    <dc:date>2026-02-16T17:54:14.768222466</dc:date>
    <meta:editing-duration>PT3M54S</meta:editing-duration>
    <meta:editing-cycles>1</meta:editing-cycles>
    <meta:document-statistic meta:table-count="0" meta:image-count="0" meta:object-count="0" meta:page-count="2" meta:paragraph-count="61" meta:word-count="417" meta:character-count="7384" meta:non-whitespace-character-count="2972"/>
    <meta:generator>LibreOffice/24.2.7.2$Linux_X86_64 LibreOffice_project/420$Build-2</meta:generator>
  </office:meta>
</office:document-meta>
</file>